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/>CHR</text:p>
          </table:table-cell>
          <table:table-cell office:value-type="string" calcext:value-type="string">
            <text:p><text:s text:c="8"/>SNP</text:p>
          </table:table-cell>
          <table:table-cell office:value-type="string" calcext:value-type="string">
            <text:p><text:s text:c="9"/>BP</text:p>
          </table:table-cell>
          <table:table-cell office:value-type="string" calcext:value-type="string">
            <text:p><text:s text:c="4"/>NMISS</text:p>
          </table:table-cell>
          <table:table-cell office:value-type="string" calcext:value-type="string">
            <text:p><text:s text:c="7"/>BETA</text:p>
          </table:table-cell>
          <table:table-cell office:value-type="string" calcext:value-type="string">
            <text:p><text:s text:c="9"/>SE</text:p>
          </table:table-cell>
          <table:table-cell office:value-type="string" calcext:value-type="string">
            <text:p><text:s text:c="9"/>R2</text:p>
          </table:table-cell>
          <table:table-cell office:value-type="string" calcext:value-type="string">
            <text:p><text:s text:c="8"/>T</text:p>
          </table:table-cell>
          <table:table-cell office:value-type="string" calcext:value-type="string">
            <text:p><text:s text:c="12"/>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s183074751</text:p>
          </table:table-cell>
          <table:table-cell office:value-type="float" office:value="154452560" calcext:value-type="float">
            <text:p>154452560</text:p>
          </table:table-cell>
          <table:table-cell office:value-type="float" office:value="870" calcext:value-type="float">
            <text:p>870</text:p>
          </table:table-cell>
          <table:table-cell office:value-type="float" office:value="0.5162" calcext:value-type="float">
            <text:p>0.5162</text:p>
          </table:table-cell>
          <table:table-cell office:value-type="float" office:value="0.149" calcext:value-type="float">
            <text:p>0.149</text:p>
          </table:table-cell>
          <table:table-cell office:value-type="float" office:value="0.01363" calcext:value-type="float">
            <text:p>0.01363</text:p>
          </table:table-cell>
          <table:table-cell office:value-type="float" office:value="3.463" calcext:value-type="float">
            <text:p>3.463</text:p>
          </table:table-cell>
          <table:table-cell office:value-type="float" office:value="0.0005594" calcext:value-type="float">
            <text:p>0.000559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rs7526131</text:p>
          </table:table-cell>
          <table:table-cell office:value-type="float" office:value="154452659" calcext:value-type="float">
            <text:p>154452659</text:p>
          </table:table-cell>
          <table:table-cell office:value-type="float" office:value="870" calcext:value-type="float">
            <text:p>870</text:p>
          </table:table-cell>
          <table:table-cell office:value-type="float" office:value="-0.9611" calcext:value-type="float">
            <text:p>-0.9611</text:p>
          </table:table-cell>
          <table:table-cell office:value-type="float" office:value="0.03401" calcext:value-type="float">
            <text:p>0.03401</text:p>
          </table:table-cell>
          <table:table-cell office:value-type="float" office:value="0.4792" calcext:value-type="float">
            <text:p>0.4792</text:p>
          </table:table-cell>
          <table:table-cell office:value-type="float" office:value="-28.26" calcext:value-type="float">
            <text:p>-28.26</text:p>
          </table:table-cell>
          <table:table-cell table:style-name="ce1" office:value-type="float" office:value="4.216E-125" calcext:value-type="float">
            <text:p>4.22E-1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.</text:p>
          </table:table-cell>
          <table:table-cell office:value-type="float" office:value="154452779" calcext:value-type="float">
            <text:p>154452779</text:p>
          </table:table-cell>
          <table:table-cell office:value-type="float" office:value="870" calcext:value-type="float">
            <text:p>870</text:p>
          </table:table-cell>
          <table:table-cell office:value-type="float" office:value="0.2791" calcext:value-type="float">
            <text:p>0.2791</text:p>
          </table:table-cell>
          <table:table-cell office:value-type="float" office:value="0.5037" calcext:value-type="float">
            <text:p>0.5037</text:p>
          </table:table-cell>
          <table:table-cell office:value-type="float" office:value="0.0003536" calcext:value-type="float">
            <text:p>0.0003536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5797" calcext:value-type="float">
            <text:p>0.57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.</text:p>
          </table:table-cell>
          <table:table-cell office:value-type="float" office:value="154452860" calcext:value-type="float">
            <text:p>154452860</text:p>
          </table:table-cell>
          <table:table-cell office:value-type="float" office:value="870" calcext:value-type="float">
            <text:p>870</text:p>
          </table:table-cell>
          <table:table-cell office:value-type="float" office:value="-0.7479" calcext:value-type="float">
            <text:p>-0.7479</text:p>
          </table:table-cell>
          <table:table-cell office:value-type="float" office:value="0.4501" calcext:value-type="float">
            <text:p>0.4501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-1.662" calcext:value-type="float">
            <text:p>-1.662</text:p>
          </table:table-cell>
          <table:table-cell office:value-type="float" office:value="0.09697" calcext:value-type="float">
            <text:p>0.096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.</text:p>
          </table:table-cell>
          <table:table-cell office:value-type="float" office:value="154452861" calcext:value-type="float">
            <text:p>154452861</text:p>
          </table:table-cell>
          <table:table-cell office:value-type="float" office:value="870" calcext:value-type="float">
            <text:p>870</text:p>
          </table:table-cell>
          <table:table-cell office:value-type="float" office:value="-0.7479" calcext:value-type="float">
            <text:p>-0.7479</text:p>
          </table:table-cell>
          <table:table-cell office:value-type="float" office:value="0.4501" calcext:value-type="float">
            <text:p>0.4501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-1.662" calcext:value-type="float">
            <text:p>-1.662</text:p>
          </table:table-cell>
          <table:table-cell office:value-type="float" office:value="0.09697" calcext:value-type="float">
            <text:p>0.096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rs12126142</text:p>
          </table:table-cell>
          <table:table-cell office:value-type="float" office:value="154452980" calcext:value-type="float">
            <text:p>154452980</text:p>
          </table:table-cell>
          <table:table-cell office:value-type="float" office:value="870" calcext:value-type="float">
            <text:p>870</text:p>
          </table:table-cell>
          <table:table-cell office:value-type="float" office:value="1.239" calcext:value-type="float">
            <text:p>1.239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0.691" calcext:value-type="float">
            <text:p>0.691</text:p>
          </table:table-cell>
          <table:table-cell office:value-type="float" office:value="44.06" calcext:value-type="float">
            <text:p>44.06</text:p>
          </table:table-cell>
          <table:table-cell table:style-name="ce1" office:value-type="float" office:value="1.466E-223" calcext:value-type="float">
            <text:p>1.47E-2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.</text:p>
          </table:table-cell>
          <table:table-cell office:value-type="float" office:value="154453110" calcext:value-type="float">
            <text:p>154453110</text:p>
          </table:table-cell>
          <table:table-cell office:value-type="float" office:value="870" calcext:value-type="float">
            <text:p>870</text:p>
          </table:table-cell>
          <table:table-cell office:value-type="float" office:value="-0.1942" calcext:value-type="float">
            <text:p>-0.1942</text:p>
          </table:table-cell>
          <table:table-cell office:value-type="float" office:value="1.006" calcext:value-type="float">
            <text:p>1.006</text:p>
          </table:table-cell>
          <table:table-cell table:style-name="ce1" office:value-type="float" office:value="0.00004296" calcext:value-type="float">
            <text:p>4.30E-05</text:p>
          </table:table-cell>
          <table:table-cell office:value-type="float" office:value="-0.1931" calcext:value-type="float">
            <text:p>-0.1931</text:p>
          </table:table-cell>
          <table:table-cell office:value-type="float" office:value="0.8469" calcext:value-type="float">
            <text:p>0.84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.</text:p>
          </table:table-cell>
          <table:table-cell office:value-type="float" office:value="154453121" calcext:value-type="float">
            <text:p>154453121</text:p>
          </table:table-cell>
          <table:table-cell office:value-type="float" office:value="870" calcext:value-type="float">
            <text:p>870</text:p>
          </table:table-cell>
          <table:table-cell office:value-type="float" office:value="-0.1942" calcext:value-type="float">
            <text:p>-0.1942</text:p>
          </table:table-cell>
          <table:table-cell office:value-type="float" office:value="1.006" calcext:value-type="float">
            <text:p>1.006</text:p>
          </table:table-cell>
          <table:table-cell table:style-name="ce1" office:value-type="float" office:value="0.00004296" calcext:value-type="float">
            <text:p>4.30E-05</text:p>
          </table:table-cell>
          <table:table-cell office:value-type="float" office:value="-0.1931" calcext:value-type="float">
            <text:p>-0.1931</text:p>
          </table:table-cell>
          <table:table-cell office:value-type="float" office:value="0.8469" calcext:value-type="float">
            <text:p>0.84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.</text:p>
          </table:table-cell>
          <table:table-cell office:value-type="float" office:value="154453122" calcext:value-type="float">
            <text:p>154453122</text:p>
          </table:table-cell>
          <table:table-cell office:value-type="float" office:value="870" calcext:value-type="float">
            <text:p>870</text:p>
          </table:table-cell>
          <table:table-cell office:value-type="float" office:value="-0.1942" calcext:value-type="float">
            <text:p>-0.1942</text:p>
          </table:table-cell>
          <table:table-cell office:value-type="float" office:value="1.006" calcext:value-type="float">
            <text:p>1.006</text:p>
          </table:table-cell>
          <table:table-cell table:style-name="ce1" office:value-type="float" office:value="0.00004296" calcext:value-type="float">
            <text:p>4.30E-05</text:p>
          </table:table-cell>
          <table:table-cell office:value-type="float" office:value="-0.1931" calcext:value-type="float">
            <text:p>-0.1931</text:p>
          </table:table-cell>
          <table:table-cell office:value-type="float" office:value="0.8469" calcext:value-type="float">
            <text:p>0.84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.</text:p>
          </table:table-cell>
          <table:table-cell office:value-type="float" office:value="154453390" calcext:value-type="float">
            <text:p>154453390</text:p>
          </table:table-cell>
          <table:table-cell office:value-type="float" office:value="870" calcext:value-type="float">
            <text:p>870</text:p>
          </table:table-cell>
          <table:table-cell office:value-type="float" office:value="-0.4463" calcext:value-type="float">
            <text:p>-0.4463</text:p>
          </table:table-cell>
          <table:table-cell office:value-type="float" office:value="0.7115" calcext:value-type="float">
            <text:p>0.7115</text:p>
          </table:table-cell>
          <table:table-cell office:value-type="float" office:value="0.0004532" calcext:value-type="float">
            <text:p>0.0004532</text:p>
          </table:table-cell>
          <table:table-cell office:value-type="float" office:value="-0.6273" calcext:value-type="float">
            <text:p>-0.6273</text:p>
          </table:table-cell>
          <table:table-cell office:value-type="float" office:value="0.5306" calcext:value-type="float">
            <text:p>0.5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8:41:01.434209254</meta:creation-date>
    <dc:date>2022-05-09T18:42:19.561670071</dc:date>
    <meta:editing-duration>PT1M18S</meta:editing-duration>
    <meta:editing-cycles>1</meta:editing-cycles>
    <meta:document-statistic meta:table-count="1" meta:cell-count="99" meta:object-count="0"/>
    <meta:generator>LibreOffice/6.4.7.2$Linux_X86_64 LibreOffice_project/40$Build-2</meta:generator>
  </office:meta>
</office:document-meta>
</file>